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d1b5" officeooo:paragraph-rsid="0009d1b5"/>
    </style:style>
    <style:style style:name="P2" style:family="paragraph" style:parent-style-name="Standard">
      <style:text-properties style:text-underline-style="solid" style:text-underline-width="auto" style:text-underline-color="font-color" officeooo:rsid="0009d1b5" officeooo:paragraph-rsid="0009d1b5"/>
    </style:style>
    <style:style style:name="P3" style:family="paragraph" style:parent-style-name="Standard">
      <style:text-properties style:text-underline-style="none" officeooo:rsid="0009d1b5" officeooo:paragraph-rsid="0009d1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an’s User Testing</text:p>
      <text:p text:style-name="P1"/>
      <text:p text:style-name="P1"/>
      <text:p text:style-name="P2">Round 1</text:p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ound 2</text:p>
      <text:p text:style-name="P2"/>
      <text:p text:style-name="P3">Michal (User 1):</text:p>
      <text:p text:style-name="P3"/>
      <text:p text:style-name="P3">Michal isn’t a WashU student, so some of her feedback isn’t relevant I believe. She wasn’t sure what course reviews are or why they’re done badly in their present 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4:58:32.862007865</meta:creation-date>
    <dc:date>2018-11-06T15:01:06.939022310</dc:date>
    <meta:editing-duration>PT2M38S</meta:editing-duration>
    <meta:editing-cycles>1</meta:editing-cycles>
    <meta:document-statistic meta:table-count="0" meta:image-count="0" meta:object-count="0" meta:page-count="1" meta:paragraph-count="5" meta:word-count="40" meta:character-count="217" meta:non-whitespace-character-count="182"/>
    <meta:generator>LibreOffice/5.4.6.2$Linux_X86_64 LibreOffice_project/40m0$Build-2</meta:generator>
  </office:meta>
</office:document-meta>
</file>